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nux Biolinum G" svg:font-family="'Linux Biolinum G'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Franklin Gothic Book" svg:font-family="'Franklin Gothic Book'" style:font-family-generic="swiss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1fd" officeooo:paragraph-rsid="0001a1fd"/>
    </style:style>
    <style:style style:name="P2" style:family="paragraph" style:parent-style-name="Standard">
      <style:text-properties fo:font-weight="normal" officeooo:rsid="0001a1fd" officeooo:paragraph-rsid="0001a1fd" style:font-weight-asian="normal" style:font-weight-complex="normal"/>
    </style:style>
    <style:style style:name="P3" style:family="paragraph" style:parent-style-name="Standard">
      <style:text-properties style:font-name="Linux Biolinum G" officeooo:rsid="0001a1fd" officeooo:paragraph-rsid="0001a1fd"/>
    </style:style>
    <style:style style:name="P4" style:family="paragraph" style:parent-style-name="Standard">
      <style:text-properties style:font-name="Gadugi" officeooo:rsid="0001a1fd" officeooo:paragraph-rsid="0001a1fd"/>
    </style:style>
    <style:style style:name="P5" style:family="paragraph" style:parent-style-name="Standard">
      <style:text-properties style:font-name="Gadugi" fo:font-weight="bold" officeooo:rsid="0001a1fd" officeooo:paragraph-rsid="0001a1fd" style:font-weight-asian="bold" style:font-weight-complex="bold"/>
    </style:style>
    <style:style style:name="P6" style:family="paragraph" style:parent-style-name="Heading_20_2">
      <style:text-properties officeooo:paragraph-rsid="000875c0"/>
    </style:style>
    <style:style style:name="P7" style:family="paragraph" style:parent-style-name="Heading_20_2">
      <style:text-properties officeooo:paragraph-rsid="000b3ecc"/>
    </style:style>
    <style:style style:name="P8" style:family="paragraph" style:parent-style-name="Heading_20_2">
      <style:text-properties officeooo:paragraph-rsid="000c6ea2"/>
    </style:style>
    <style:style style:name="P9" style:family="paragraph" style:parent-style-name="Heading_20_2">
      <style:text-properties officeooo:paragraph-rsid="00100777"/>
    </style:style>
    <style:style style:name="P10" style:family="paragraph" style:parent-style-name="Standard">
      <style:text-properties style:font-name="Gadugi" fo:font-weight="normal" officeooo:rsid="0001a1fd" officeooo:paragraph-rsid="0001a1fd" style:font-weight-asian="normal" style:font-weight-complex="normal"/>
    </style:style>
    <style:style style:name="P11" style:family="paragraph" style:parent-style-name="Standard">
      <style:text-properties style:font-name="Gadugi" fo:font-weight="normal" officeooo:rsid="0001a1fd" officeooo:paragraph-rsid="0002079a" style:font-weight-asian="normal" style:font-weight-complex="normal"/>
    </style:style>
    <style:style style:name="P12" style:family="paragraph" style:parent-style-name="Standard">
      <style:text-properties style:font-name="Gadugi" fo:font-weight="normal" officeooo:rsid="0001a1fd" officeooo:paragraph-rsid="000875c0" style:font-weight-asian="normal" style:font-weight-complex="normal"/>
    </style:style>
    <style:style style:name="P13" style:family="paragraph" style:parent-style-name="Standard">
      <style:text-properties style:font-name="Gadugi" fo:font-weight="normal" officeooo:rsid="0001a1fd" officeooo:paragraph-rsid="000b3ecc" style:font-weight-asian="normal" style:font-weight-complex="normal"/>
    </style:style>
    <style:style style:name="P14" style:family="paragraph" style:parent-style-name="Standard">
      <style:text-properties style:font-name="Gadugi" fo:font-weight="normal" officeooo:rsid="0001a1fd" officeooo:paragraph-rsid="000c6ea2" style:font-weight-asian="normal" style:font-weight-complex="normal"/>
    </style:style>
    <style:style style:name="P15" style:family="paragraph" style:parent-style-name="Standard">
      <style:text-properties style:font-name="Gadugi" fo:font-weight="normal" officeooo:rsid="0001a1fd" officeooo:paragraph-rsid="00100777" style:font-weight-asian="normal" style:font-weight-complex="normal"/>
    </style:style>
    <style:style style:name="P16" style:family="paragraph" style:parent-style-name="Standard">
      <style:text-properties style:font-name="Gadugi" fo:font-weight="normal" officeooo:rsid="0002079a" officeooo:paragraph-rsid="0002079a" style:font-weight-asian="normal" style:font-weight-complex="normal"/>
    </style:style>
    <style:style style:name="P17" style:family="paragraph" style:parent-style-name="Standard">
      <style:text-properties style:font-name="Gadugi" fo:font-weight="normal" officeooo:rsid="0002079a" officeooo:paragraph-rsid="000c6ea2" style:font-weight-asian="normal" style:font-weight-complex="normal"/>
    </style:style>
    <style:style style:name="P18" style:family="paragraph" style:parent-style-name="Standard">
      <style:text-properties style:font-name="Gadugi" fo:font-weight="normal" officeooo:rsid="0002079a" officeooo:paragraph-rsid="00100777" style:font-weight-asian="normal" style:font-weight-complex="normal"/>
    </style:style>
    <style:style style:name="P19" style:family="paragraph" style:parent-style-name="Standard">
      <style:text-properties style:font-name="Gadugi" fo:font-weight="normal" officeooo:rsid="0003cd7a" officeooo:paragraph-rsid="0003cd7a" style:font-weight-asian="normal" style:font-weight-complex="normal"/>
    </style:style>
    <style:style style:name="P20" style:family="paragraph" style:parent-style-name="Standard">
      <style:text-properties style:font-name="Gadugi" fo:font-weight="normal" officeooo:rsid="0003cd7a" officeooo:paragraph-rsid="0009e350" style:font-weight-asian="normal" style:font-weight-complex="normal"/>
    </style:style>
    <style:style style:name="P21" style:family="paragraph" style:parent-style-name="Standard">
      <style:text-properties style:font-name="Gadugi" fo:font-weight="normal" officeooo:rsid="0003cd7a" officeooo:paragraph-rsid="000b3ecc" style:font-weight-asian="normal" style:font-weight-complex="normal"/>
    </style:style>
    <style:style style:name="P22" style:family="paragraph" style:parent-style-name="Standard">
      <style:text-properties style:font-name="Gadugi" fo:font-weight="normal" officeooo:rsid="0003cd7a" officeooo:paragraph-rsid="000c6ea2" style:font-weight-asian="normal" style:font-weight-complex="normal"/>
    </style:style>
    <style:style style:name="P23" style:family="paragraph" style:parent-style-name="Standard">
      <style:text-properties style:font-name="Gadugi" fo:font-weight="normal" officeooo:rsid="0003cd7a" officeooo:paragraph-rsid="00100777" style:font-weight-asian="normal" style:font-weight-complex="normal"/>
    </style:style>
    <style:style style:name="P24" style:family="paragraph" style:parent-style-name="Standard">
      <style:text-properties style:font-name="Gadugi" fo:font-weight="normal" officeooo:rsid="000e08eb" officeooo:paragraph-rsid="000e08eb" style:font-weight-asian="normal" style:font-weight-complex="normal"/>
    </style:style>
    <style:style style:name="P25" style:family="paragraph" style:parent-style-name="Standard">
      <style:text-properties style:font-name="Gadugi" fo:font-weight="normal" officeooo:rsid="000e08eb" officeooo:paragraph-rsid="00100777" style:font-weight-asian="normal" style:font-weight-complex="normal"/>
    </style:style>
    <style:style style:name="P26" style:family="paragraph" style:parent-style-name="Standard">
      <style:text-properties style:font-name="Gadugi" fo:font-weight="bold" officeooo:rsid="0001a1fd" officeooo:paragraph-rsid="0002079a" style:font-weight-asian="bold" style:font-weight-complex="bold"/>
    </style:style>
    <style:style style:name="P27" style:family="paragraph" style:parent-style-name="Standard">
      <style:text-properties style:font-name="Gadugi" fo:font-weight="bold" officeooo:rsid="0001a1fd" officeooo:paragraph-rsid="000875c0" style:font-weight-asian="bold" style:font-weight-complex="bold"/>
    </style:style>
    <style:style style:name="P28" style:family="paragraph" style:parent-style-name="Standard">
      <style:text-properties style:font-name="Gadugi" fo:font-weight="bold" officeooo:rsid="0001a1fd" officeooo:paragraph-rsid="000b3ecc" style:font-weight-asian="bold" style:font-weight-complex="bold"/>
    </style:style>
    <style:style style:name="P29" style:family="paragraph" style:parent-style-name="Standard">
      <style:text-properties style:font-name="Gadugi" fo:font-weight="bold" officeooo:rsid="0001a1fd" officeooo:paragraph-rsid="000c6ea2" style:font-weight-asian="bold" style:font-weight-complex="bold"/>
    </style:style>
    <style:style style:name="P30" style:family="paragraph" style:parent-style-name="Standard">
      <style:text-properties style:font-name="Gadugi" fo:font-weight="bold" officeooo:rsid="0001a1fd" officeooo:paragraph-rsid="00100777" style:font-weight-asian="bold" style:font-weight-complex="bold"/>
    </style:style>
    <style:style style:name="P31" style:family="paragraph" style:parent-style-name="Standard">
      <style:text-properties style:font-name="Gadugi" officeooo:rsid="0001a1fd" officeooo:paragraph-rsid="000875c0"/>
    </style:style>
    <style:style style:name="P32" style:family="paragraph" style:parent-style-name="Standard">
      <style:text-properties style:font-name="Gadugi" officeooo:rsid="0001a1fd" officeooo:paragraph-rsid="000b3ecc"/>
    </style:style>
    <style:style style:name="P33" style:family="paragraph" style:parent-style-name="Standard">
      <style:text-properties officeooo:paragraph-rsid="0002079a"/>
    </style:style>
    <style:style style:name="P34" style:family="paragraph" style:parent-style-name="Standard">
      <style:text-properties style:font-name="Linux Biolinum G" officeooo:rsid="0001a1fd" officeooo:paragraph-rsid="000875c0"/>
    </style:style>
    <style:style style:name="P35" style:family="paragraph" style:parent-style-name="Standard">
      <style:text-properties style:font-name="Linux Biolinum G" officeooo:rsid="0001a1fd" officeooo:paragraph-rsid="000b3ecc"/>
    </style:style>
    <style:style style:name="P36" style:family="paragraph" style:parent-style-name="Standard">
      <style:text-properties officeooo:paragraph-rsid="000875c0"/>
    </style:style>
    <style:style style:name="P37" style:family="paragraph" style:parent-style-name="Standard">
      <style:text-properties officeooo:rsid="0009e350" officeooo:paragraph-rsid="0009e350"/>
    </style:style>
    <style:style style:name="P38" style:family="paragraph" style:parent-style-name="Standard">
      <style:text-properties officeooo:rsid="0009e350" officeooo:paragraph-rsid="000b3ecc"/>
    </style:style>
    <style:style style:name="P39" style:family="paragraph" style:parent-style-name="Standard">
      <style:text-properties officeooo:paragraph-rsid="000b3ecc"/>
    </style:style>
    <style:style style:name="P40" style:family="paragraph" style:parent-style-name="Standard">
      <style:text-properties officeooo:paragraph-rsid="000c6ea2"/>
    </style:style>
    <style:style style:name="P41" style:family="paragraph" style:parent-style-name="Standard">
      <style:text-properties officeooo:paragraph-rsid="00100777"/>
    </style:style>
    <style:style style:name="T1" style:family="text">
      <style:text-properties style:font-name="Gadugi"/>
    </style:style>
    <style:style style:name="T2" style:family="text">
      <style:text-properties style:font-name="Gadugi" fo:font-weight="normal" style:font-weight-asian="normal" style:font-weight-complex="normal"/>
    </style:style>
    <style:style style:name="T3" style:family="text">
      <style:text-properties style:font-name="Gadugi" fo:font-weight="normal" officeooo:rsid="0002079a" style:font-weight-asian="normal" style:font-weight-complex="normal"/>
    </style:style>
    <style:style style:name="T4" style:family="text">
      <style:text-properties style:font-name="Gadugi" fo:font-weight="normal" officeooo:rsid="0003cd7a" style:font-weight-asian="normal" style:font-weight-complex="normal"/>
    </style:style>
    <style:style style:name="T5" style:family="text">
      <style:text-properties style:font-name="Gadugi" fo:font-weight="normal" officeooo:rsid="0001a1fd" style:font-weight-asian="normal" style:font-weight-complex="normal"/>
    </style:style>
    <style:style style:name="T6" style:family="text">
      <style:text-properties style:font-name="Gadugi" fo:font-weight="normal" officeooo:rsid="0009e350" style:font-weight-asian="normal" style:font-weight-complex="normal"/>
    </style:style>
    <style:style style:name="T7" style:family="text">
      <style:text-properties style:font-name="Gadugi" fo:font-weight="normal" officeooo:rsid="000b3ecc" style:font-weight-asian="normal" style:font-weight-complex="normal"/>
    </style:style>
    <style:style style:name="T8" style:family="text">
      <style:text-properties style:font-name="Gadugi" fo:font-weight="normal" officeooo:rsid="000c6ea2" style:font-weight-asian="normal" style:font-weight-complex="normal"/>
    </style:style>
    <style:style style:name="T9" style:family="text">
      <style:text-properties style:font-name="Gadugi" fo:font-weight="normal" officeooo:rsid="000db066" style:font-weight-asian="normal" style:font-weight-complex="normal"/>
    </style:style>
    <style:style style:name="T10" style:family="text">
      <style:text-properties style:font-name="Gadugi" fo:font-weight="normal" officeooo:rsid="000e08eb" style:font-weight-asian="normal" style:font-weight-complex="normal"/>
    </style:style>
    <style:style style:name="T11" style:family="text">
      <style:text-properties style:font-name="Gadugi" fo:font-weight="normal" officeooo:rsid="00100777" style:font-weight-asian="normal" style:font-weight-complex="normal"/>
    </style:style>
    <style:style style:name="T12" style:family="text">
      <style:text-properties style:font-name="Gadugi" fo:font-weight="normal" officeooo:rsid="00104aed" style:font-weight-asian="normal" style:font-weight-complex="normal"/>
    </style:style>
    <style:style style:name="T13" style:family="text">
      <style:text-properties style:font-name="Gadugi" fo:font-weight="bold" officeooo:rsid="0002079a" style:font-weight-asian="bold" style:font-weight-complex="bold"/>
    </style:style>
    <style:style style:name="T14" style:family="text">
      <style:text-properties style:font-name="Gadugi" fo:font-weight="bold" officeooo:rsid="0001a1fd" style:font-weight-asian="bold" style:font-weight-complex="bold"/>
    </style:style>
    <style:style style:name="T15" style:family="text">
      <style:text-properties style:font-name="Gadugi" officeooo:rsid="0001a1fd"/>
    </style:style>
    <style:style style:name="T16" style:family="text">
      <style:text-properties style:font-name="Gadugi" officeooo:rsid="0009e350"/>
    </style:style>
    <style:style style:name="T17" style:family="text">
      <style:text-properties officeooo:rsid="0002079a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Liberation Sans" fo:font-size="16.1000003814697pt" fo:font-weight="bold" officeooo:rsid="000875c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0" style:family="text">
      <style:text-properties style:font-name="Liberation Sans" fo:font-size="16.1000003814697pt" fo:font-weight="bold" officeooo:rsid="0009e35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1" style:family="text">
      <style:text-properties style:font-name="Liberation Sans" fo:font-size="16.1000003814697pt" fo:font-weight="bold" officeooo:rsid="000b3ecc" style:font-name-asian="Microsoft YaHei" style:font-size-asian="16.1000003814697pt" style:font-weight-asian="bold" style:font-name-complex="Mangal" style:font-size-complex="16.1000003814697pt" style:font-weight-complex="bold"/>
    </style:style>
    <style:style style:name="T22" style:family="text">
      <style:text-properties style:font-name="Liberation Sans" fo:font-size="16.1000003814697pt" fo:font-weight="bold" officeooo:rsid="000c6ea2" style:font-name-asian="Microsoft YaHei" style:font-size-asian="16.1000003814697pt" style:font-weight-asian="bold" style:font-name-complex="Mangal" style:font-size-complex="16.1000003814697pt" style:font-weight-complex="bold"/>
    </style:style>
    <style:style style:name="T23" style:family="text">
      <style:text-properties style:font-name="Liberation Sans" fo:font-size="16.1000003814697pt" fo:font-weight="bold" officeooo:rsid="00100777" style:font-name-asian="Microsoft YaHei" style:font-size-asian="16.1000003814697pt" style:font-weight-asian="bold" style:font-name-complex="Mangal" style:font-size-complex="16.1000003814697pt" style:font-weight-complex="bold"/>
    </style:style>
    <style:style style:name="T24" style:family="text">
      <style:text-properties officeooo:rsid="0009e350"/>
    </style:style>
    <style:style style:name="T25" style:family="text">
      <style:text-properties officeooo:rsid="000b3ecc"/>
    </style:style>
    <style:style style:name="T26" style:family="text">
      <style:text-properties officeooo:rsid="000c6ea2"/>
    </style:style>
    <style:style style:name="T27" style:family="text">
      <style:text-properties officeooo:rsid="000db066"/>
    </style:style>
    <style:style style:name="T28" style:family="text">
      <style:text-properties officeooo:rsid="00100777"/>
    </style:style>
    <style:style style:name="T29" style:family="text">
      <style:text-properties officeooo:rsid="00104a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iming Rifle Idle</text:h>
      <text:p text:style-name="P3"/>
      <text:p text:style-name="P4"><text:span text:style-name="T18">Original name: </text:span>Rifle Aiming Idle</text:p>
      <text:p text:style-name="P1"><text:a xlink:type="simple" xlink:href="https://www.mixamo.com/#/?page=1&amp;query=rifle+aiming+idle" text:style-name="Internet_20_link" text:visited-style-name="Visited_20_Internet_20_Link"><text:span text:style-name="T1">https://www.mixamo.com/#/?page=1&amp;query=rifle+aiming+idle</text:span></text:a></text:p>
      <text:p text:style-name="P4"/>
      <text:p text:style-name="P5">Values:</text:p>
      <text:p text:style-name="P10">Breath: 50</text:p>
      <text:p text:style-name="P10">Aim Height: 50</text:p>
      <text:p text:style-name="P10">Direciton: 50</text:p>
      <text:p text:style-name="P10">Overdrive: 50</text:p>
      <text:p text:style-name="P10">Character Arm-Space: 50</text:p>
      <text:p text:style-name="P10">Trim: 95 total frames</text:p>
      <text:p text:style-name="P10">Mirror: false</text:p>
      <text:p text:style-name="P10"/>
      <text:p text:style-name="P24"/>
      <text:p text:style-name="P10"/>
      <text:h text:style-name="P7" text:outline-level="2">Aiming Rifle <text:span text:style-name="T19">Walking F</text:span><text:span text:style-name="T21">orward</text:span></text:h>
      <text:p text:style-name="P35"/>
      <text:p text:style-name="P39"><text:span text:style-name="T14">Original name: </text:span><text:span text:style-name="T15">W</text:span><text:span text:style-name="T16">alking </text:span></text:p>
      <text:p text:style-name="P21"><text:a xlink:type="simple" xlink:href="https://www.mixamo.com/#/?page=1&amp;query=walking+rifle" text:style-name="Internet_20_link" text:visited-style-name="Visited_20_Internet_20_Link">https://www.mixamo.com/#/?page=1&amp;query=walking+rifle</text:a></text:p>
      <text:p text:style-name="P21"><text:span text:style-name="T4"/></text:p>
      <text:p text:style-name="P32"/>
      <text:p text:style-name="P28">Values:</text:p>
      <text:p text:style-name="P39"><text:span text:style-name="T5">S</text:span><text:span text:style-name="T6">tance</text:span><text:span text:style-name="T5">: 8</text:span><text:span text:style-name="T7">0</text:span></text:p>
      <text:p text:style-name="P38"><text:span text:style-name="T2">Speed: 100</text:span></text:p>
      <text:p text:style-name="P39"><text:span text:style-name="T5">Overdrive: 6</text:span><text:span text:style-name="T7">5</text:span></text:p>
      <text:p text:style-name="P13">Character Arm-Space: 50</text:p>
      <text:p text:style-name="P39"><text:span text:style-name="T5">Trim: 2</text:span><text:span text:style-name="T6">3</text:span><text:span text:style-name="T5"> total frames</text:span></text:p>
      <text:p text:style-name="P13">Mirror: false</text:p>
      <text:p text:style-name="P21"><text:span text:style-name="T17">I</text:span>n Place: true</text:p>
      <text:p text:style-name="P21"/>
      <text:p text:style-name="P24">Rough BPM: 165</text:p>
      <text:p text:style-name="P10"/>
      <text:h text:style-name="P6" text:outline-level="2">Aiming Rifle <text:span text:style-name="T19">Walking Backwards</text:span></text:h>
      <text:p text:style-name="P34"/>
      <text:p text:style-name="P36"><text:span text:style-name="T14">Original name: </text:span><text:span text:style-name="T15">W</text:span><text:span text:style-name="T16">alking Backwards</text:span></text:p>
      <text:p text:style-name="P12"><text:a xlink:type="simple" xlink:href="https://www.mixamo.com/#/?page=1&amp;query=walking+backwards" text:style-name="Internet_20_link" text:visited-style-name="Visited_20_Internet_20_Link"><text:span text:style-name="T2">https://www.mixamo.com/#/?page=1&amp;query=walking+backwards</text:span></text:a></text:p>
      <text:p text:style-name="P31"/>
      <text:p text:style-name="P27">Values:</text:p>
      <text:p text:style-name="P36"><text:soft-page-break/><text:span text:style-name="T5">S</text:span><text:span text:style-name="T6">tance</text:span><text:span text:style-name="T5">: 7</text:span><text:span text:style-name="T6">5</text:span></text:p>
      <text:p text:style-name="P37"><text:span text:style-name="T6">S</text:span><text:span text:style-name="T2">peed: 100</text:span></text:p>
      <text:p text:style-name="P12">Overdrive: 50</text:p>
      <text:p text:style-name="P12">Character Arm-Space: 50</text:p>
      <text:p text:style-name="P36"><text:span text:style-name="T5">Trim: 2</text:span><text:span text:style-name="T6">2</text:span><text:span text:style-name="T5"> total frames</text:span></text:p>
      <text:p text:style-name="P12">Mirror: false</text:p>
      <text:p text:style-name="P20"><text:span text:style-name="T17">I</text:span>n Place: true</text:p>
      <text:p text:style-name="P20"/>
      <text:p text:style-name="P24">Rough BPM: 165</text:p>
      <text:p text:style-name="P20"/>
      <text:p text:style-name="P20"/>
      <text:p text:style-name="P10"/>
      <text:p text:style-name="P10"/>
      <text:h text:style-name="Heading_20_2" text:outline-level="2">Aiming Rifle Str<text:span text:style-name="T20">a</text:span>fe Left</text:h>
      <text:p text:style-name="P16"/>
      <text:p text:style-name="P33"><text:span text:style-name="T13">Original Name:</text:span><text:span text:style-name="T3"> Strafe Left</text:span></text:p>
      <text:p text:style-name="P33"><text:a xlink:type="simple" xlink:href="https://www.mixamo.com/#/?page=1&amp;query=strafe+left+rifle" text:style-name="Internet_20_link" text:visited-style-name="Visited_20_Internet_20_Link"><text:span text:style-name="T3">https://www.mixamo.com/#/?page=1&amp;query=strafe+left+rifle</text:span></text:a></text:p>
      <text:p text:style-name="P33"><text:span text:style-name="T3"/></text:p>
      <text:p text:style-name="P26">Values:</text:p>
      <text:p text:style-name="P33"><text:span text:style-name="T5">B</text:span><text:span text:style-name="T4">ody Height</text:span><text:span text:style-name="T5">: 7</text:span><text:span text:style-name="T4">0</text:span></text:p>
      <text:p text:style-name="P33"><text:span text:style-name="T5">S</text:span><text:span text:style-name="T4">tride length</text:span><text:span text:style-name="T5">: 1</text:span><text:span text:style-name="T4">00</text:span></text:p>
      <text:p text:style-name="P33"><text:span text:style-name="T5">Overdrive: 7</text:span><text:span text:style-name="T4">5</text:span></text:p>
      <text:p text:style-name="P11">Character Arm-Space: 50</text:p>
      <text:p text:style-name="P33"><text:span text:style-name="T5">Trim: 2</text:span><text:span text:style-name="T4">2</text:span><text:span text:style-name="T5"> total frames</text:span></text:p>
      <text:p text:style-name="P11"><text:span text:style-name="T17">Mirror: false</text:span></text:p>
      <text:p text:style-name="P19"><text:span text:style-name="T17">I</text:span>n Place: true</text:p>
      <text:p text:style-name="P19"/>
      <text:p text:style-name="P24">Rough BPM: 165</text:p>
      <text:p text:style-name="P19"/>
      <text:h text:style-name="P8" text:outline-level="2">Aiming Rifle Str<text:span text:style-name="T20">a</text:span>fe <text:span text:style-name="T22">Right</text:span></text:h>
      <text:p text:style-name="P17"/>
      <text:p text:style-name="P40"><text:span text:style-name="T13">Original Name:</text:span><text:span text:style-name="T3"> Strafe R</text:span><text:span text:style-name="T8">ight</text:span></text:p>
      <text:p text:style-name="P40"><text:a xlink:type="simple" xlink:href="https://www.mixamo.com/#/?page=1&amp;query=strafe+right" text:style-name="Internet_20_link" text:visited-style-name="Visited_20_Internet_20_Link"><text:span text:style-name="T3">https://www.mixamo.com/#/?page=1&amp;query=strafe+right</text:span></text:a></text:p>
      <text:p text:style-name="P40"><text:span text:style-name="T3"/></text:p>
      <text:p text:style-name="P29">Values:</text:p>
      <text:p text:style-name="P40"><text:span text:style-name="T5">B</text:span><text:span text:style-name="T4">ody Height</text:span><text:span text:style-name="T5">: 7</text:span><text:span text:style-name="T4">0</text:span></text:p>
      <text:p text:style-name="P40"><text:span text:style-name="T5">S</text:span><text:span text:style-name="T4">tride length</text:span><text:span text:style-name="T5">: 9</text:span><text:span text:style-name="T8">0</text:span></text:p>
      <text:p text:style-name="P40"><text:span text:style-name="T5">Overdrive: 7</text:span><text:span text:style-name="T4">5</text:span></text:p>
      <text:p text:style-name="P14">Character Arm-Space: 50</text:p>
      <text:p text:style-name="P40"><text:span text:style-name="T5">Trim: 2</text:span><text:span text:style-name="T4">1</text:span><text:span text:style-name="T5"> total frames</text:span></text:p>
      <text:p text:style-name="P14"><text:soft-page-break/><text:span text:style-name="T17">Mirror: false</text:span></text:p>
      <text:p text:style-name="P22"><text:span text:style-name="T17">I</text:span>n Place: true</text:p>
      <text:p text:style-name="P22"/>
      <text:p text:style-name="P24">Rough BPM: 165</text:p>
      <text:p text:style-name="P24"/>
      <text:h text:style-name="P9" text:outline-level="2">Aiming Rifle Str<text:span text:style-name="T20">a</text:span>fe Left <text:span text:style-name="T28">HalfSpeed</text:span></text:h>
      <text:p text:style-name="P18"/>
      <text:p text:style-name="P41"><text:span text:style-name="T13">Original Name:</text:span><text:span text:style-name="T3"> Strafe Left</text:span></text:p>
      <text:p text:style-name="P41"><text:a xlink:type="simple" xlink:href="https://www.mixamo.com/#/?page=1&amp;query=strafe+left+rifle" text:style-name="Internet_20_link" text:visited-style-name="Visited_20_Internet_20_Link"><text:span text:style-name="T3">https://www.mixamo.com/#/?page=1&amp;query=strafe+left+rifle</text:span></text:a></text:p>
      <text:p text:style-name="P41"><text:span text:style-name="T3"/></text:p>
      <text:p text:style-name="P30">Values:</text:p>
      <text:p text:style-name="P41"><text:span text:style-name="T5">B</text:span><text:span text:style-name="T4">ody Height</text:span><text:span text:style-name="T5">: 8</text:span><text:span text:style-name="T11">0</text:span></text:p>
      <text:p text:style-name="P41"><text:span text:style-name="T5">S</text:span><text:span text:style-name="T4">tride length</text:span><text:span text:style-name="T5">: 4</text:span><text:span text:style-name="T11">5</text:span></text:p>
      <text:p text:style-name="P41"><text:span text:style-name="T5">Overdrive: 5</text:span><text:span text:style-name="T11">0</text:span></text:p>
      <text:p text:style-name="P15">Character Arm-Space: 50</text:p>
      <text:p text:style-name="P41"><text:span text:style-name="T5">Trim: 4</text:span><text:span text:style-name="T11">5</text:span><text:span text:style-name="T5"> total frames</text:span></text:p>
      <text:p text:style-name="P15"><text:span text:style-name="T17">Mirror: false</text:span></text:p>
      <text:p text:style-name="P23"><text:span text:style-name="T17">I</text:span>n Place: true</text:p>
      <text:p text:style-name="P23"/>
      <text:p text:style-name="P41"><text:span text:style-name="T10">Rough BPM: 8</text:span><text:span text:style-name="T11">2</text:span></text:p>
      <text:p text:style-name="P41"><text:span text:style-name="T11"/></text:p>
      <text:h text:style-name="P9" text:outline-level="2">Aiming Rifle Str<text:span text:style-name="T20">a</text:span>fe <text:span text:style-name="T22">Right </text:span><text:span text:style-name="T23">HalfSpeed</text:span></text:h>
      <text:p text:style-name="P18"/>
      <text:p text:style-name="P41"><text:span text:style-name="T13">Original Name:</text:span><text:span text:style-name="T3"> Strafe R</text:span><text:span text:style-name="T8">ight</text:span></text:p>
      <text:p text:style-name="P41"><text:a xlink:type="simple" xlink:href="https://www.mixamo.com/#/?page=1&amp;query=strafe+right" text:style-name="Internet_20_link" text:visited-style-name="Visited_20_Internet_20_Link"><text:span text:style-name="T3">https://www.mixamo.com/#/?page=1&amp;query=strafe+right</text:span></text:a></text:p>
      <text:p text:style-name="P41"><text:span text:style-name="T3"/></text:p>
      <text:p text:style-name="P30">Values:</text:p>
      <text:p text:style-name="P41"><text:span text:style-name="T5">B</text:span><text:span text:style-name="T4">ody Height</text:span><text:span text:style-name="T5">: 8</text:span><text:span text:style-name="T11">0</text:span></text:p>
      <text:p text:style-name="P41"><text:span text:style-name="T5">S</text:span><text:span text:style-name="T4">tride length</text:span><text:span text:style-name="T5">: 4</text:span><text:span text:style-name="T11">5</text:span></text:p>
      <text:p text:style-name="P41"><text:span text:style-name="T5">Overdrive: 5</text:span><text:span text:style-name="T11">0</text:span></text:p>
      <text:p text:style-name="P15">Character Arm-Space: 50</text:p>
      <text:p text:style-name="P41"><text:span text:style-name="T5">Trim: 4</text:span><text:span text:style-name="T12">5</text:span><text:span text:style-name="T5"> total frames</text:span></text:p>
      <text:p text:style-name="P15"><text:span text:style-name="T17">Mirror: false</text:span></text:p>
      <text:p text:style-name="P23"><text:span text:style-name="T17">I</text:span>n Place: true</text:p>
      <text:p text:style-name="P23"/>
      <text:p text:style-name="P25"><text:span text:style-name="T11">Rough BPM: 165</text:span></text:p>
      <text:p text:style-name="P19"/>
      <text:p text:style-name="P19"/>
      <text:p text:style-name="P10"/>
      <text:p text:style-name="P10"/>
      <text:p text:style-name="P2"><text:soft-page-break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nux Biolinum G" svg:font-family="'Linux Biolinum G'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Franklin Gothic Book" svg:font-family="'Franklin Gothic Book'" style:font-family-generic="swiss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9-11T17:29:36.734000000</dc:date>
    <meta:editing-duration>PT25M58S</meta:editing-duration>
    <meta:editing-cycles>13</meta:editing-cycles>
    <meta:document-statistic meta:table-count="0" meta:image-count="0" meta:object-count="0" meta:page-count="4" meta:paragraph-count="83" meta:word-count="223" meta:character-count="1676" meta:non-whitespace-character-count="1535"/>
  </office:meta>
</office:document-meta>
</file>